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54b7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54fc5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ef46d" officeooo:paragraph-rsid="00154fc5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d303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64ca1"/>
    </style:style>
    <style:style style:name="gr1" style:family="graphic">
      <style:graphic-properties svg:stroke-color="#000000" draw:fill="none" draw:textarea-vertical-align="middle" draw:auto-grow-height="false" fo:min-height="0.663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72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draw:text-style-name="P6" svg:width="0.318cm" svg:height="0.662cm" svg:x="9.88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">Deus Esta No Meio Do Seu Povo</text:span><text:tab/><text:span text:style-name="T3">Vanilda Bordieri</text:span><text:tab/><text:span text:style-name="T2">[ <text:s text:c="3"/>]</text:span></text:p>
      <text:p text:style-name="P1"><draw:frame text:anchor-type="paragraph" draw:z-index="1" draw:style-name="gr2" draw:text-style-name="P7" svg:width="1.059cm" svg:height="0.424cm" svg:x="10.38cm" svg:y="0.079cm"><draw:text-box><text:p>6x</text:p></draw:text-box></draw:frame>Deus está no meio do seu povo</text:p>
      <text:p text:style-name="P1"><draw:custom-shape text:anchor-type="paragraph" draw:z-index="2" draw:style-name="gr3" draw:text-style-name="P6" svg:width="0.371cm" svg:height="1.721cm" svg:x="12.843cm" svg:y="0.42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Deus está no meio do seu povo (aleluia)</text:p>
      <text:p text:style-name="P1"><draw:frame text:anchor-type="paragraph" draw:z-index="3" draw:style-name="gr2" draw:text-style-name="P7" svg:width="1.059cm" svg:height="0.424cm" svg:x="13.344cm" svg:y="0.09cm"><draw:text-box><text:p>2x</text:p></draw:text-box></draw:frame>Deus está no meio do seu povo</text:p>
      <text:p text:style-name="P1">Tudo que ele fez pode fazer de novo; Sinto deus no meio do seu povo</text:p>
      <text:p text:style-name="P1"/>
      <text:p text:style-name="P1">A história de israel nos ensinou uma lição</text:p>
      <text:p text:style-name="P1">Deus esta no meio do seu povo</text:p>
      <text:p text:style-name="P1">Os milagres no deserto só tem uma explicação</text:p>
      <text:p text:style-name="P1">Deus esta no meio do seu povo</text:p>
      <text:p text:style-name="P1"/>
      <text:p text:style-name="P1">O verbo se fez carne e na terra abitou</text:p>
      <text:p text:style-name="P1">Deus esta no meio do seu povo</text:p>
      <text:p text:style-name="P1">Seus milagres e ensino uma coisa nos mostrou</text:p>
      <text:p text:style-name="P1">Deus esta no meio do seu povo</text:p>
      <text:p text:style-name="P1">O espírito santo desceu em jerusalem</text:p>
      <text:p text:style-name="P1">Deus esta no meio do seu povo</text:p>
      <text:p text:style-name="P1">Na igreja primitiva ouve milagres também</text:p>
      <text:p text:style-name="P1">Deus esta no meio do seu povo</text:p>
      <text:p text:style-name="P1"/>
      <text:p text:style-name="P1">Deus é o mesmo ontem, hoje e eternamente</text:p>
      <text:p text:style-name="P1">Deus esta no meio do seu povo</text:p>
      <text:p text:style-name="P1">Ele é o emanuel e esta sempre presente</text:p>
      <text:p text:style-name="P1">Deus esta no meio do seu povo</text:p>
      <text:p text:style-name="P1">Vejo o crente cheio de <text:span text:style-name="T4">unção</text:span> e de poder</text:p>
      <text:p text:style-name="P1">Deus esta no meio do seu povo</text:p>
      <text:p text:style-name="P1">Mudo fala, surdo ouvi e cego pode ver</text:p>
      <text:p text:style-name="P1">Deus esta no meio do seu povo</text:p>
      <text:p text:style-name="P1"/>
      <text:p text:style-name="P1">Ele é digno</text:p>
      <text:p text:style-name="P1"/>
      <text:p text:style-name="P1">Todo dia alguém recebe a libertação</text:p>
      <text:p text:style-name="P1">Deus está no meio do seu povo</text:p>
      <text:p text:style-name="P1">Deus vai usar a igreja para abalar a nação</text:p>
      <text:p text:style-name="P1">Deus está no meio do seu povo</text:p>
      <text:p text:style-name="P1"/>
      <text:p text:style-name="P1"><draw:custom-shape text:anchor-type="paragraph" draw:z-index="4" draw:style-name="gr1" draw:text-style-name="P6" svg:width="0.318cm" svg:height="0.662cm" svg:x="9.721cm" svg:y="0.38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udo que ele pode fazer de novo</text:p>
      <text:p text:style-name="P1"><draw:frame text:anchor-type="paragraph" draw:z-index="6" draw:style-name="gr2" draw:text-style-name="P7" svg:width="1.059cm" svg:height="0.424cm" svg:x="10.248cm" svg:y="0.011cm"><draw:text-box><text:p>2x</text:p></draw:text-box></draw:frame>Sinto deus no meio do seu povo</text:p>
      <text:p text:style-name="P3"><draw:custom-shape text:anchor-type="paragraph" draw:z-index="5" draw:style-name="gr1" draw:text-style-name="P6" svg:width="0.318cm" svg:height="0.662cm" svg:x="9.721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2" draw:text-style-name="P7" svg:width="1.059cm" svg:height="0.424cm" svg:x="10.248cm" svg:y="0.233cm"><draw:text-box><text:p>6x</text:p></draw:text-box></draw:frame><draw:custom-shape text:anchor-type="paragraph" draw:z-index="8" draw:style-name="gr1" draw:text-style-name="P6" svg:width="0.318cm" svg:height="0.662cm" svg:x="9.88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está no meio do seu povo</text:p>
      <text:p text:style-name="P3"/>
      <text:p text:style-name="P3"/>
      <text:p text:style-name="P3"/>
      <text:p text:style-name="P3"><text:span text:style-name="T1">Deus Esta No Meio Do Seu Povo</text:span><text:tab/><text:span text:style-name="T3">Vanilda Bordieri</text:span><text:tab/><text:span text:style-name="T2">[ <text:s text:c="3"/>]</text:span></text:p>
      <text:p text:style-name="P2"><draw:frame text:anchor-type="paragraph" draw:z-index="9" draw:style-name="gr2" draw:text-style-name="P7" svg:width="1.059cm" svg:height="0.424cm" svg:x="10.38cm" svg:y="0.079cm"><draw:text-box><text:p>6x</text:p></draw:text-box></draw:frame>Deus está no meio do seu povo</text:p>
      <text:p text:style-name="P2"><draw:custom-shape text:anchor-type="paragraph" draw:z-index="10" draw:style-name="gr3" draw:text-style-name="P6" svg:width="0.371cm" svg:height="1.721cm" svg:x="12.843cm" svg:y="0.42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Deus está no meio do seu povo (aleluia)</text:p>
      <text:p text:style-name="P2"><draw:frame text:anchor-type="paragraph" draw:z-index="11" draw:style-name="gr2" draw:text-style-name="P7" svg:width="1.059cm" svg:height="0.424cm" svg:x="13.344cm" svg:y="0.09cm"><draw:text-box><text:p>2x</text:p></draw:text-box></draw:frame>Deus está no meio do seu povo</text:p>
      <text:p text:style-name="P2">Tudo que ele fez pode fazer de novo; Sinto deus no meio do seu povo</text:p>
      <text:p text:style-name="P2"/>
      <text:p text:style-name="P2">A história de israel nos ensinou uma lição</text:p>
      <text:p text:style-name="P2">Deus esta no meio do seu povo</text:p>
      <text:p text:style-name="P2">Os milagres no deserto só tem uma explicação</text:p>
      <text:p text:style-name="P2">Deus esta no meio do seu povo</text:p>
      <text:p text:style-name="P2"/>
      <text:p text:style-name="P2">O verbo se fez carne e na terra abitou</text:p>
      <text:p text:style-name="P2">Deus esta no meio do seu povo</text:p>
      <text:p text:style-name="P2">Seus milagres e ensino uma coisa nos mostrou</text:p>
      <text:p text:style-name="P2">Deus esta no meio do seu povo</text:p>
      <text:p text:style-name="P2">O espírito santo desceu em jerusalem</text:p>
      <text:p text:style-name="P2">Deus esta no meio do seu povo</text:p>
      <text:p text:style-name="P2">Na igreja primitiva ouve milagres também</text:p>
      <text:p text:style-name="P2">Deus esta no meio do seu povo</text:p>
      <text:p text:style-name="P2"/>
      <text:p text:style-name="P2">Deus é o mesmo ontem, hoje e eternamente</text:p>
      <text:p text:style-name="P2">Deus esta no meio do seu povo</text:p>
      <text:p text:style-name="P2">Ele é o emanuel e esta sempre presente</text:p>
      <text:p text:style-name="P2">Deus esta no meio do seu povo</text:p>
      <text:p text:style-name="P2">Vejo o crente cheio de <text:span text:style-name="T4">unção</text:span> e de poder</text:p>
      <text:p text:style-name="P2">Deus esta no meio do seu povo</text:p>
      <text:p text:style-name="P2">Mudo fala, surdo ouvi e cego pode ver</text:p>
      <text:p text:style-name="P2">Deus esta no meio do seu povo</text:p>
      <text:p text:style-name="P2"/>
      <text:p text:style-name="P2">Ele é digno</text:p>
      <text:p text:style-name="P2"/>
      <text:p text:style-name="P2">Todo dia alguém recebe a libertação</text:p>
      <text:p text:style-name="P2">Deus está no meio do seu povo</text:p>
      <text:p text:style-name="P2">Deus vai usar a igreja para abalar a nação</text:p>
      <text:p text:style-name="P2">Deus está no meio do seu povo</text:p>
      <text:p text:style-name="P2"/>
      <text:p text:style-name="P2"><draw:custom-shape text:anchor-type="paragraph" draw:z-index="12" draw:style-name="gr1" draw:text-style-name="P6" svg:width="0.318cm" svg:height="0.662cm" svg:x="9.721cm" svg:y="0.38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udo que ele pode fazer de novo</text:p>
      <text:p text:style-name="P2"><draw:frame text:anchor-type="paragraph" draw:z-index="14" draw:style-name="gr2" draw:text-style-name="P7" svg:width="1.059cm" svg:height="0.424cm" svg:x="10.248cm" svg:y="0.011cm"><draw:text-box><text:p>2x</text:p></draw:text-box></draw:frame>Sinto deus no meio do seu povo</text:p>
      <text:p text:style-name="P2"><draw:custom-shape text:anchor-type="paragraph" draw:z-index="13" draw:style-name="gr1" draw:text-style-name="P6" svg:width="0.318cm" svg:height="0.662cm" svg:x="9.721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5" draw:style-name="gr2" draw:text-style-name="P7" svg:width="1.059cm" svg:height="0.424cm" svg:x="10.248cm" svg:y="0.233cm"><draw:text-box><text:p>6x</text:p></draw:text-box></draw:frame>Deus está no meio do seu po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10-28T17:35:44.954413588</dc:date>
    <meta:editing-cycles>18</meta:editing-cycles>
    <meta:editing-duration>PT24M16S</meta:editing-duration>
    <meta:generator>LibreOffice/5.4.1.2.0$Linux_X86_64 LibreOffice_project/40m0$Build-2</meta:generator>
    <meta:document-statistic meta:table-count="0" meta:image-count="0" meta:object-count="0" meta:page-count="1" meta:paragraph-count="66" meta:word-count="498" meta:character-count="2282" meta:non-whitespace-character-count="1844"/>
  </office:meta>
</office:document-meta>
</file>